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095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right" draw:textarea-vertical-align="middle" draw:auto-grow-height="false" draw:fit-to-contour="true" fo:min-height="2.191cm" fo:min-width="4.48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22" style:family="graphic">
      <style:graphic-properties style:protect="size" loext:decorative="false"/>
    </style:style>
    <style:style style:name="gr23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25" style:family="graphic" style:parent-style-name="objectwithoutfill">
      <style:graphic-properties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398cm" loext:decorative="false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397cm" loext:decorative="false"/>
    </style:style>
    <style:style style:name="gr29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258cm" loext:decorative="false"/>
    </style:style>
    <style:style style:name="gr30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398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397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294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498cm" loext:decorative="false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498cm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3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28cm" svg:stroke-color="#000000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</style:style>
    <style:style style:name="gr38" style:family="graphic" style:parent-style-name="objectwithoutfill">
      <style:graphic-properties svg:stroke-width="0.025cm" svg:stroke-color="#000000" draw:marker-start-width="0.238cm" draw:marker-end="Arrowheads_20_6" draw:marker-end-width="0.338cm" draw:fill="none" draw:textarea-vertical-align="middle" fo:padding-top="0.138cm" fo:padding-bottom="0.138cm" fo:padding-left="0.263cm" fo:padding-right="0.263cm" loext:decorative="false"/>
    </style:style>
    <style:style style:name="gr39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9.153cm" loext:decorative="false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9.153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4.498cm" loext:decorative="false"/>
    </style:style>
    <style:style style:name="gr4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9.02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3.242cm" fo:min-width="3.745cm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386cm" fo:min-width="0.136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48" style:family="graphic" style:parent-style-name="objectwithoutfill">
      <style:graphic-properties svg:stroke-width="0cm" svg:stroke-color="#000000" draw:marker-end="Arrowheads_20_17" draw:marker-end-width="0.3cm" draw:fill="none" draw:textarea-vertical-align="middle" loext:decorative="false"/>
    </style:style>
    <style:style style:name="gr4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2.83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3.02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53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5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objectwithoutfill">
      <style:graphic-properties svg:stroke-width="0.025cm" svg:stroke-color="#000000" draw:marker-start-width="0.238cm" draw:marker-end="Arrowheads_20_8" draw:marker-end-width="0.338cm" draw:fill="none" draw:textarea-vertical-align="middle" fo:padding-top="0.138cm" fo:padding-bottom="0.138cm" fo:padding-left="0.263cm" fo:padding-right="0.263cm" loext:decorative="false"/>
    </style:style>
    <style:style style:name="gr60" style:family="graphic" style:parent-style-name="objectwithoutfill">
      <style:graphic-properties svg:stroke-width="0.025cm" svg:stroke-color="#000000" draw:marker-start-width="0.238cm" draw:marker-end="Arrowheads_20_9" draw:marker-end-width="0.338cm" draw:fill="none" draw:textarea-vertical-align="middle" fo:padding-top="0.138cm" fo:padding-bottom="0.138cm" fo:padding-left="0.263cm" fo:padding-right="0.263cm" loext:decorative="false"/>
    </style:style>
    <style:style style:name="gr61" style:family="graphic" style:parent-style-name="objectwithoutfill">
      <style:graphic-properties svg:stroke-width="0.025cm" svg:stroke-color="#000000" draw:marker-start-width="0.238cm" draw:marker-end="Arrowheads_20_10" draw:marker-end-width="0.338cm" draw:fill="none" draw:textarea-vertical-align="middle" fo:padding-top="0.138cm" fo:padding-bottom="0.138cm" fo:padding-left="0.263cm" fo:padding-right="0.263cm" loext:decorative="false"/>
    </style:style>
    <style:style style:name="gr62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64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1.658cm" fo:min-width="4.398cm" loext:decorative="false"/>
    </style:style>
    <style:style style:name="gr65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1.658cm" fo:min-width="4.498cm" loext:decorative="false"/>
    </style:style>
    <style:style style:name="gr6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objectwithoutfill">
      <style:graphic-properties svg:stroke-width="0.025cm" svg:stroke-color="#000000" draw:marker-start-width="0.238cm" draw:marker-end="Arrowheads_20_15" draw:marker-end-width="0.338cm" draw:fill="none" draw:textarea-vertical-align="middle" fo:padding-top="0.138cm" fo:padding-bottom="0.138cm" fo:padding-left="0.263cm" fo:padding-right="0.263cm" loext:decorative="false"/>
    </style:style>
    <style:style style:name="gr69" style:family="graphic" style:parent-style-name="objectwithoutfill">
      <style:graphic-properties svg:stroke-width="0.028cm" svg:stroke-color="#000000" draw:marker-start-width="0.242cm" draw:marker-end="Arrowheads_20_16" draw:marker-end-width="0.342cm" draw:fill="none" draw:textarea-vertical-align="middle" fo:padding-top="0.139cm" fo:padding-bottom="0.139cm" fo:padding-left="0.264cm" fo:padding-right="0.264cm" loext:decorative="false"/>
    </style:style>
    <style:style style:name="gr70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10.93cm" style:writing-mode="lr-tb" loext:decorative="false"/>
      <style:paragraph-properties style:writing-mode="lr-tb"/>
    </style:style>
    <style:style style:name="gr71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2.04cm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7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79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2.215cm" fo:min-width="12.37cm" loext:decorative="false"/>
    </style:style>
    <style:style style:name="gr80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12.37cm" style:writing-mode="lr-tb" loext:decorative="false"/>
      <style:paragraph-properties style:writing-mode="lr-tb"/>
    </style:style>
    <style:style style:name="gr8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2.215cm" fo:min-width="4.74cm" loext:decorative="false"/>
    </style:style>
    <style:style style:name="gr8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74cm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5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8.525cm" fo:min-width="14.423cm" style:writing-mode="lr-tb" loext:decorative="false"/>
      <style:paragraph-properties style:writing-mode="lr-tb"/>
    </style:style>
    <style:style style:name="gr86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3.085cm" fo:min-width="1.087cm" style:writing-mode="lr-tb" loext:decorative="false"/>
      <style:paragraph-properties style:writing-mode="lr-tb"/>
    </style:style>
    <style:style style:name="gr87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3.085cm" fo:min-width="1.87cm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89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90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91" style:family="graphic" style:parent-style-name="objectwithoutfill">
      <style:graphic-properties svg:stroke-width="0.025cm" svg:stroke-color="#000000" draw:marker-start-width="0.238cm" draw:marker-end="Arrowheads_20_9" draw:marker-end-width="0.338cm" draw:fill="none" draw:textarea-vertical-align="middle" fo:padding-top="0.138cm" fo:padding-bottom="0.138cm" fo:padding-left="0.263cm" fo:padding-right="0.263cm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9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5" style:family="graphic" style:parent-style-name="objectwithoutfill">
      <style:graphic-properties svg:stroke-width="0.025cm" svg:stroke-color="#000000" draw:marker-start-width="0.238cm" draw:marker-end="Arrowheads_20_9" draw:marker-end-width="0.338cm" draw:fill="none" draw:textarea-vertical-align="top" fo:padding-top="0.138cm" fo:padding-bottom="0.138cm" fo:padding-left="0.263cm" fo:padding-right="0.263cm" loext:decorative="fals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76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93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01cm" loext:decorative="false"/>
      <style:paragraph-properties style:writing-mode="lr-tb"/>
    </style:style>
    <style:style style:name="gr99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10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106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9.04cm" fo:min-width="4.398cm" loext:decorative="false"/>
    </style:style>
    <style:style style:name="gr10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8" style:family="graphic">
      <style:graphic-properties style:writing-mode="lr-tb" loext:decorative="false"/>
    </style:style>
    <style:style style:name="gr109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10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107cm" fo:min-width="0.199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12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171cm" fo:min-width="0.199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113" style:family="graphic" style:parent-style-name="objectwithoutfill">
      <style:graphic-properties draw:stroke="dash" draw:stroke-dash="Dash" draw:fill="none" draw:textarea-vertical-align="middle" loext:decorative="false"/>
    </style:style>
    <style:style style:name="gr114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11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120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12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5.548cm" fo:min-width="4.398cm" loext:decorative="false"/>
    </style:style>
    <style:style style:name="gr122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23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64cm" fo:min-width="0.141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124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25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8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.152cm"/>
    </style:style>
    <style:style style:name="P9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0.5pt"/>
    </style:style>
    <style:style style:name="P12" style:family="paragraph">
      <loext:graphic-properties draw:fill="none"/>
      <style:paragraph-properties fo:text-align="center" style:writing-mode="lr-tb"/>
      <style:text-properties fo:font-size="10.5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none"/>
      <style:paragraph-properties fo:text-align="center" style:writing-mode="lr-tb"/>
      <style:text-properties fo:font-size="12pt"/>
    </style:style>
    <style:style style:name="P15" style:family="paragraph">
      <style:paragraph-properties fo:text-align="center"/>
      <style:text-properties fo:color="#666666" loext:opacity="100%" fo:font-size="12pt"/>
    </style:style>
    <style:style style:name="P16" style:family="paragraph">
      <loext:graphic-properties draw:fill="none"/>
      <style:paragraph-properties fo:text-align="center" style:writing-mode="lr-tb"/>
      <style:text-properties fo:color="#666666" loext:opacity="100%" fo:font-size="12pt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6" style:family="paragraph">
      <style:paragraph-properties fo:margin-left="0.152cm" fo:margin-right="0cm" fo:margin-top="0cm" fo:margin-bottom="0cm" fo:line-height="100%" fo:text-align="start" fo:text-indent="0cm"/>
    </style:style>
    <style:style style:name="P27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fo:color="#c9211e" loext:opacity="10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.5pt"/>
    </style:style>
    <style:style style:name="T5" style:family="text">
      <style:text-properties fo:font-size="12pt"/>
    </style:style>
    <style:style style:name="T6" style:family="text">
      <style:text-properties fo:color="#666666" loext:opacity="100%" fo:font-size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8cm" svg:height="0.629cm" svg:x="3.221cm" svg:y="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493cm" svg:height="1.757cm" svg:x="1.794cm" svg:y="6.62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Determine Respo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5" xml:id="id2" draw:id="id2" draw:layer="layout" svg:width="3.789cm" svg:height="1.588cm" draw:transform="skewX (-0.0144862327915529) translate (1.63427133626067cm 4.315cm)" svg:viewBox="0 0 3790 1589" draw:points="1,0 2368,0 2842,0 3789,0 3788,793 3790,794 3788,795 3788,1588 2842,1588 2842,1589 0,1589 947,794">
          <text:p text:style-name="P4"><text:span text:style-name="T1">Recieve Disaster Notification</text:span></text:p>
        </draw:polygon>
        <draw:connector draw:style-name="gr4" draw:text-style-name="P6" draw:layer="layout" draw:type="line" svg:x1="3.54cm" svg:y1="3.046cm" svg:x2="3.54cm" svg:y2="4.315cm" draw:start-shape="id1" draw:start-glue-point="8" draw:end-shape="id2" draw:end-glue-point="0" svg:d="M3540 3046v1269" svg:viewBox="0 0 1 1270">
          <text:p/>
        </draw:connector>
        <draw:connector draw:style-name="gr5" draw:text-style-name="P6" draw:layer="layout" draw:type="line" svg:x1="3.54cm" svg:y1="5.904cm" svg:x2="3.54cm" svg:y2="6.622cm" draw:start-shape="id2" draw:start-glue-point="2" draw:end-shape="id3" draw:end-glue-point="0" svg:d="M3540 5904v718" svg:viewBox="0 0 1 719">
          <text:p/>
        </draw:connector>
        <draw:custom-shape draw:style-name="gr6" draw:text-style-name="P3" xml:id="id4" draw:id="id4" draw:layer="layout" svg:width="3.493cm" svg:height="1.757cm" svg:x="1.794cm" svg:y="9.28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Highlight Areas of Inter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3.54cm" svg:y1="8.379cm" svg:x2="3.54cm" svg:y2="9.282cm" draw:start-shape="id3" draw:start-glue-point="2" draw:end-shape="id4" draw:end-glue-point="0" svg:d="M3540 8379v903" svg:viewBox="0 0 1 904">
          <text:p/>
        </draw:connector>
        <draw:custom-shape draw:style-name="gr8" draw:text-style-name="P3" xml:id="id5" draw:id="id5" draw:layer="layout" svg:width="3.493cm" svg:height="1.757cm" svg:x="16.4cm" svg:y="9.28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gment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" draw:id="id6" draw:layer="layout" svg:width="3.493cm" svg:height="1.757cm" svg:x="6.614cm" svg:y="11.01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7" draw:id="id7" draw:layer="layout" svg:width="3.493cm" svg:height="1.757cm" svg:x="6.614cm" svg:y="13.52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p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" draw:id="id8" draw:layer="layout" svg:width="3.493cm" svg:height="1.757cm" svg:x="6.614cm" svg:y="16.017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rk Segment Comp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5.287cm" svg:y1="10.16cm" svg:x2="16.4cm" svg:y2="10.16cm" draw:start-shape="id4" draw:start-glue-point="1" draw:end-shape="id5" draw:end-glue-point="3" svg:d="M5287 10160h11113" svg:viewBox="0 0 11114 1">
          <text:p/>
        </draw:connector>
        <draw:connector draw:style-name="gr13" draw:text-style-name="P6" draw:layer="layout" svg:x1="18.146cm" svg:y1="11.039cm" svg:x2="10.107cm" svg:y2="11.897cm" draw:start-shape="id5" draw:start-glue-point="2" draw:end-shape="id6" draw:end-glue-point="1" svg:d="M18146 11039v858h-8039" svg:viewBox="0 0 8040 859">
          <text:p/>
        </draw:connector>
        <draw:connector draw:style-name="gr14" draw:text-style-name="P6" draw:layer="layout" svg:x1="8.36cm" svg:y1="12.776cm" svg:x2="8.36cm" svg:y2="13.529cm" draw:start-shape="id6" draw:start-glue-point="2" draw:end-shape="id7" draw:end-glue-point="0" svg:d="M8360 12776v753" svg:viewBox="0 0 1 754">
          <text:p/>
        </draw:connector>
        <draw:connector draw:style-name="gr15" draw:text-style-name="P6" draw:layer="layout" svg:x1="8.36cm" svg:y1="15.286cm" svg:x2="8.36cm" svg:y2="16.017cm" draw:start-shape="id7" draw:start-glue-point="2" draw:end-shape="id8" draw:end-glue-point="0" svg:d="M8360 15286v731" svg:viewBox="0 0 1 732">
          <text:p/>
        </draw:connector>
        <draw:custom-shape draw:style-name="gr16" draw:text-style-name="P3" xml:id="id9" draw:id="id9" draw:layer="layout" svg:width="3.493cm" svg:height="1.757cm" svg:x="11.6cm" svg:y="16.02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gment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10" draw:id="id10" draw:layer="layout" svg:width="3.493cm" svg:height="1.757cm" svg:x="11.6cm" svg:y="18.53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p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11" draw:id="id11" draw:layer="layout" svg:width="3.493cm" svg:height="1.757cm" svg:x="11.6cm" svg:y="20.9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rk Segment Comp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svg:x1="13.346cm" svg:y1="17.779cm" svg:x2="13.346cm" svg:y2="18.532cm" draw:start-shape="id9" draw:start-glue-point="2" draw:end-shape="id10" draw:end-glue-point="0" svg:d="M13346 17779v753" svg:viewBox="0 0 1 754">
          <text:p/>
        </draw:connector>
        <draw:connector draw:style-name="gr15" draw:text-style-name="P6" draw:layer="layout" svg:x1="13.346cm" svg:y1="20.289cm" svg:x2="13.346cm" svg:y2="20.92cm" draw:start-shape="id10" draw:start-glue-point="2" draw:end-shape="id11" draw:end-glue-point="0" svg:d="M13346 20289v631" svg:viewBox="0 0 1 632">
          <text:p/>
        </draw:connector>
        <draw:custom-shape draw:style-name="gr19" draw:text-style-name="P3" xml:id="id12" draw:id="id12" draw:layer="layout" svg:width="3.493cm" svg:height="1.757cm" svg:x="11.6cm" svg:y="23.243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rk Segment Comp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10.107cm" svg:y1="16.895cm" svg:x2="11.6cm" svg:y2="16.9cm" draw:start-shape="id8" draw:start-glue-point="1" draw:end-shape="id9" draw:end-glue-point="3" svg:d="M10107 16895l1493 5" svg:viewBox="0 0 1494 6">
          <text:p/>
        </draw:connector>
        <draw:connector draw:style-name="gr21" draw:text-style-name="P6" draw:layer="layout" draw:type="line" svg:x1="13.346cm" svg:y1="22.677cm" svg:x2="13.346cm" svg:y2="23.243cm" draw:start-shape="id11" draw:start-glue-point="2" draw:end-shape="id12" draw:end-glue-point="0" svg:d="M13346 22677v566" svg:viewBox="0 0 1 567">
          <text:p/>
        </draw:connector>
        <draw:g draw:style-name="gr22" xml:id="id13" draw:id="id13">
          <draw:path draw:style-name="gr23" draw:text-style-name="P7" draw:layer="layout" svg:width="1.058cm" svg:height="1.058cm" svg:x="12.817cm" svg:y="25.681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24" draw:text-style-name="P7" draw:layer="layout" svg:width="0.635cm" svg:height="0.635cm" svg:x="13.028cm" svg:y="25.892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connector draw:style-name="gr25" draw:text-style-name="P6" draw:layer="layout" draw:type="line" svg:x1="13.346cm" svg:y1="25cm" svg:x2="13.346cm" svg:y2="25.681cm" draw:start-shape="id12" draw:start-glue-point="2" draw:end-shape="id13" draw:end-glue-point="0" svg:d="M13346 25000v681" svg:viewBox="0 0 1 682">
          <text:p/>
        </draw:connector>
        <draw:frame draw:style-name="gr26" draw:text-style-name="P9" draw:layer="layout" svg:width="5.08cm" svg:height="2.274cm" svg:x="15.922cm" svg:y="2.587cm">
          <draw:text-box>
            <text:p text:style-name="P8"><text:span text:style-name="T2">Activity Diagram</text:span></text:p>
            <text:p text:style-name="P8"><text:span text:style-name="T3">HOT Processes</text:span></text:p>
            <text:p text:style-name="P8"><text:span text:style-name="T2">12-Sep-2023 v1.0.0</text:span></text:p>
          </draw:text-box>
        </draw:frame>
        <draw:custom-shape draw:style-name="gr27" draw:text-style-name="P10" draw:layer="layout" svg:width="4.898cm" svg:height="24.988cm" svg:x="1.017cm" svg:y="1.9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897cm" svg:height="24.988cm" svg:x="5.914cm" svg:y="1.9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758cm" svg:height="24.988cm" svg:x="10.847cm" svg:y="1.9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4.898cm" svg:height="0.858cm" svg:x="1.017cm" svg:y="1.094cm">
          <text:p text:style-name="P11"><text:span text:style-name="T4">Activation Team Member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4.897cm" svg:height="0.858cm" svg:x="5.915cm" svg:y="1.094cm">
          <text:p text:style-name="P13"><text:span text:style-name="T5">Mapp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4.794cm" svg:height="0.858cm" svg:x="10.811cm" svg:y="1.094cm">
          <text:p text:style-name="P13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4.998cm" svg:height="24.988cm" svg:x="15.592cm" svg:y="1.9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4.998cm" svg:height="0.858cm" svg:x="15.592cm" svg:y="1.094cm">
          <text:p text:style-name="P13"><text:span text:style-name="T5">System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5" draw:text-style-name="P1" xml:id="id14" draw:id="id14" draw:layer="layout" svg:width="0.638cm" svg:height="0.629cm" svg:x="5.661cm" svg:y="5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xml:id="id18" draw:id="id18" draw:layer="layout" svg:width="3.493cm" svg:height="1.757cm" svg:x="4.234cm" svg:y="14.3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5.98cm" svg:y1="6.616cm" svg:x2="5.98cm" svg:y2="7.55cm" draw:start-shape="id14" draw:start-glue-point="8" draw:end-shape="id15" draw:end-glue-point="4" svg:d="M5980 6616v934" svg:viewBox="0 0 1 935">
          <text:p/>
        </draw:connector>
        <draw:connector draw:style-name="gr38" draw:text-style-name="P6" draw:layer="layout" svg:x1="6.615cm" svg:y1="8.185cm" svg:x2="10.775cm" svg:y2="10.584cm" draw:start-shape="id15" draw:start-glue-point="7" draw:end-shape="id16" draw:end-glue-point="0" svg:d="M6615 8185h4160v2399" svg:viewBox="0 0 4161 2400">
          <text:p/>
        </draw:connector>
        <draw:g draw:style-name="gr22" xml:id="id20" draw:id="id20">
          <draw:path draw:style-name="gr39" draw:text-style-name="P7" draw:layer="layout" svg:width="1.058cm" svg:height="1.058cm" svg:x="15.611cm" svg:y="17.773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40" draw:text-style-name="P7" draw:layer="layout" svg:width="0.635cm" svg:height="0.635cm" svg:x="15.822cm" svg:y="17.984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Logon to Tasking Manager</text:span></text:p>
            <text:p text:style-name="P8"><text:span text:style-name="T2">22-Nov-2023 v1.0.0</text:span></text:p>
          </draw:text-box>
        </draw:frame>
        <draw:custom-shape draw:style-name="gr41" draw:text-style-name="P10" draw:layer="layout" svg:width="9.653cm" svg:height="14.528cm" svg:x="3.789cm" svg:y="5.52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9.653cm" svg:height="0.858cm" svg:x="3.789cm" svg:y="4.664cm">
          <text:p text:style-name="P13"><text:span text:style-name="T5">Us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4.998cm" svg:height="14.528cm" svg:x="13.464cm" svg:y="5.5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4.998cm" svg:height="0.858cm" svg:x="13.464cm" svg:y="4.664cm">
          <text:p text:style-name="P13"><text:span text:style-name="T5">System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xml:id="id16" draw:id="id16" draw:layer="layout" svg:width="3.493cm" svg:height="1.757cm" svg:x="9.029cm" svg:y="10.58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6" draw:layer="layout" svg:width="9.525cm" svg:height="10.795cm" draw:transform="rotate (1.5707963267949) translate (2.964cm 16.557cm)">
          <text:p text:style-name="P15"><text:span text:style-name="T6">Tasking Manager (TM)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4.245cm" svg:height="3.492cm" svg:x="13.959cm" svg:y="13.065cm">
          <text:p text:style-name="P15"><text:span text:style-name="T6">O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7" xml:id="id15" draw:id="id15" draw:layer="layout" svg:width="1.27cm" svg:height="1.27cm" svg:x="5.345cm" svg:y="7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6" draw:layer="layout" svg:x1="5.98cm" svg:y1="8.82cm" svg:x2="5.98cm" svg:y2="10.827cm" draw:start-shape="id15" draw:start-glue-point="6" draw:end-shape="id17" draw:end-glue-point="4" svg:d="M5980 8820v2007" svg:viewBox="0 0 1 2008">
          <text:p/>
        </draw:connector>
        <draw:frame draw:style-name="gr49" draw:text-style-name="P19" draw:layer="layout" svg:width="3.338cm" svg:height="0.962cm" svg:x="7.011cm" svg:y="7.658cm">
          <draw:text-box>
            <text:p text:style-name="P18"><text:span text:style-name="T7">[not registered]</text:span></text:p>
          </draw:text-box>
        </draw:frame>
        <draw:custom-shape draw:style-name="gr50" draw:text-style-name="P3" xml:id="id19" draw:id="id19" draw:layer="layout" svg:width="3.493cm" svg:height="1.757cm" svg:x="14.394cm" svg:y="14.3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uthenticate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9" draw:layer="layout" svg:width="3.529cm" svg:height="0.644cm" svg:x="4.552cm" svg:y="9.246cm">
          <draw:text-box>
            <text:p text:style-name="P18"><text:span text:style-name="T7"><text:s/></text:span><text:span text:style-name="T7">[registered]</text:span></text:p>
          </draw:text-box>
        </draw:frame>
        <draw:custom-shape draw:style-name="gr52" draw:text-style-name="P17" xml:id="id17" draw:id="id17" draw:layer="layout" svg:width="1.27cm" svg:height="1.27cm" svg:x="5.345cm" svg:y="10.8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6" draw:layer="layout" svg:x1="5.98cm" svg:y1="12.097cm" svg:x2="5.98cm" svg:y2="14.335cm" draw:start-shape="id17" draw:start-glue-point="6" draw:end-shape="id18" draw:end-glue-point="0" svg:d="M5980 12097v2238" svg:viewBox="0 0 1 2239">
          <text:p/>
        </draw:connector>
        <draw:connector draw:style-name="gr38" draw:text-style-name="P6" draw:layer="layout" svg:x1="7.727cm" svg:y1="15.213cm" svg:x2="14.394cm" svg:y2="15.213cm" draw:start-shape="id18" draw:start-glue-point="1" draw:end-shape="id19" draw:end-glue-point="3" svg:d="M7727 15213h6667" svg:viewBox="0 0 6668 1">
          <text:p/>
        </draw:connector>
        <draw:connector draw:style-name="gr38" draw:text-style-name="P6" draw:layer="layout" svg:x1="16.14cm" svg:y1="16.092cm" svg:x2="16.14cm" svg:y2="17.773cm" draw:start-shape="id19" draw:start-glue-point="2" draw:end-shape="id20" draw:end-glue-point="0" svg:d="M16140 16092v1681" svg:viewBox="0 0 1 1682">
          <text:p/>
        </draw:connector>
        <draw:connector draw:style-name="gr38" draw:text-style-name="P6" draw:layer="layout" svg:x1="9.029cm" svg:y1="11.462cm" svg:x2="6.615cm" svg:y2="11.462cm" draw:start-shape="id16" draw:start-glue-point="3" draw:end-shape="id17" draw:end-glue-point="7" svg:d="M9029 11462h-2414" svg:viewBox="0 0 2415 1">
          <text:p/>
        </draw:connector>
      </draw:page>
      <draw:page draw:name="page3" draw:style-name="dp1" draw:master-page-name="Default">
        <draw:custom-shape draw:style-name="gr53" draw:text-style-name="P1" xml:id="id21" draw:id="id21" draw:layer="layout" svg:width="0.638cm" svg:height="0.629cm" svg:x="7.441cm" svg:y="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xml:id="id22" draw:id="id22" draw:layer="layout" svg:width="3.493cm" svg:height="1.757cm" svg:x="6.014cm" svg:y="6.5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arch Pr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7.76cm" svg:y1="5.346cm" svg:x2="7.76cm" svg:y2="6.554cm" draw:start-shape="id21" draw:start-glue-point="8" draw:end-shape="id22" draw:end-glue-point="0" svg:d="M7760 5346v1208" svg:viewBox="0 0 1 1209">
          <text:p/>
        </draw:connector>
        <draw:custom-shape draw:style-name="gr55" draw:text-style-name="P3" xml:id="id24" draw:id="id24" draw:layer="layout" svg:width="3.493cm" svg:height="1.757cm" svg:x="6.014cm" svg:y="9.06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and View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" xml:id="id25" draw:id="id25" draw:layer="layout" svg:width="3.493cm" svg:height="1.757cm" svg:x="6.014cm" svg:y="12.2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and Lock 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xml:id="id26" draw:id="id26" draw:layer="layout" svg:width="3.493cm" svg:height="1.757cm" svg:x="6.014cm" svg:y="15.27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p Task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xml:id="id27" draw:id="id27" draw:layer="layout" svg:width="3.493cm" svg:height="1.757cm" svg:x="6.014cm" svg:y="17.98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Upload Mapp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6" draw:layer="layout" svg:x1="12.903cm" svg:y1="8.311cm" svg:x2="9.507cm" svg:y2="9.938cm" draw:start-shape="id23" draw:start-glue-point="2" draw:end-shape="id24" draw:end-glue-point="1" svg:d="M12903 8311v1627h-3396" svg:viewBox="0 0 3397 1628">
          <text:p/>
        </draw:connector>
        <draw:connector draw:style-name="gr59" draw:text-style-name="P6" draw:layer="layout" svg:x1="7.76cm" svg:y1="10.817cm" svg:x2="7.76cm" svg:y2="12.235cm" draw:start-shape="id24" draw:start-glue-point="2" draw:end-shape="id25" draw:end-glue-point="0" svg:d="M7760 10817v1418" svg:viewBox="0 0 1 1419">
          <text:p/>
        </draw:connector>
        <draw:connector draw:style-name="gr60" draw:text-style-name="P6" draw:layer="layout" svg:x1="7.76cm" svg:y1="17.032cm" svg:x2="7.76cm" svg:y2="17.985cm" draw:start-shape="id26" draw:start-glue-point="2" draw:end-shape="id27" draw:end-glue-point="0" svg:d="M7760 17032v953" svg:viewBox="0 0 1 954">
          <text:p/>
        </draw:connector>
        <draw:connector draw:style-name="gr61" draw:text-style-name="P6" draw:layer="layout" draw:type="line" svg:x1="7.76cm" svg:y1="13.992cm" svg:x2="7.76cm" svg:y2="15.275cm" draw:start-shape="id25" draw:start-glue-point="2" draw:end-shape="id26" draw:end-glue-point="0" svg:d="M7760 13992v1283" svg:viewBox="0 0 1 1284">
          <text:p/>
        </draw:connector>
        <draw:g draw:style-name="gr22" xml:id="id29" draw:id="id29">
          <draw:path draw:style-name="gr62" draw:text-style-name="P7" draw:layer="layout" svg:width="1.058cm" svg:height="1.058cm" svg:x="7.243cm" svg:y="24.177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63" draw:text-style-name="P7" draw:layer="layout" svg:width="0.635cm" svg:height="0.635cm" svg:x="7.454cm" svg:y="24.388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Map Area</text:span></text:p>
            <text:p text:style-name="P8"><text:span text:style-name="T2">22-Nov-2023 v1.0.0</text:span></text:p>
          </draw:text-box>
        </draw:frame>
        <draw:custom-shape draw:style-name="gr64" draw:text-style-name="P10" draw:layer="layout" svg:width="4.898cm" svg:height="21.908cm" svg:x="5.317cm" svg:y="4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4.898cm" svg:height="0.858cm" svg:x="5.317cm" svg:y="3.394cm">
          <text:p text:style-name="P13"><text:span text:style-name="T5">Volunteer</text:span></text:p>
          <draw:enhanced-geometry svg:viewBox="0 0 21600 21600" draw:type="rectangle" draw:enhanced-path="M 0 0 L 21600 0 21600 21600 0 21600 0 0 Z N"/>
        </draw:custom-shape>
        <draw:custom-shape draw:style-name="gr65" draw:text-style-name="P10" draw:layer="layout" svg:width="4.998cm" svg:height="21.908cm" svg:x="10.192cm" svg:y="4.2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4.998cm" svg:height="0.858cm" svg:x="10.192cm" svg:y="3.394cm">
          <text:p text:style-name="P13"><text:span text:style-name="T5">System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xml:id="id23" draw:id="id23" draw:layer="layout" svg:width="3.493cm" svg:height="1.757cm" svg:x="11.157cm" svg:y="6.5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Display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9.507cm" svg:y1="7.432cm" svg:x2="11.157cm" svg:y2="7.432cm" draw:start-shape="id22" draw:start-glue-point="1" draw:end-shape="id23" draw:end-glue-point="3" svg:d="M9507 7432h1650" svg:viewBox="0 0 1651 1">
          <text:p/>
        </draw:connector>
        <draw:custom-shape draw:style-name="gr67" draw:text-style-name="P3" xml:id="id28" draw:id="id28" draw:layer="layout" svg:width="3.493cm" svg:height="1.757cm" svg:x="6.014cm" svg:y="20.9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Update Task Status to Ma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6" draw:layer="layout" svg:x1="7.76cm" svg:y1="19.742cm" svg:x2="7.76cm" svg:y2="20.99cm" draw:start-shape="id27" draw:start-glue-point="2" draw:end-shape="id28" draw:end-glue-point="0" svg:d="M7760 19742v1248" svg:viewBox="0 0 1 1249">
          <text:p/>
        </draw:connector>
        <draw:connector draw:style-name="gr69" draw:text-style-name="P6" draw:layer="layout" svg:x1="7.76cm" svg:y1="22.747cm" svg:x2="7.772cm" svg:y2="24.177cm" draw:start-shape="id28" draw:start-glue-point="2" draw:end-shape="id29" draw:end-glue-point="0" svg:d="M7760 22747v724h12v706" svg:viewBox="0 0 13 1431">
          <text:p/>
        </draw:connector>
        <draw:custom-shape draw:style-name="gr70" draw:text-style-name="P16" draw:layer="layout" svg:width="11.43cm" svg:height="10.795cm" draw:transform="rotate (1.5707963267949) translate (4.175cm 17.192cm)">
          <text:p text:style-name="P15"><text:span text:style-name="T6">Tasking Manager (TM)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2.54cm" svg:height="10.795cm" draw:transform="rotate (1.5707963267949) translate (4.175cm 20.05cm)">
          <text:p text:style-name="P15"><text:span text:style-name="T6">OSM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2.54cm" svg:height="10.795cm" draw:transform="rotate (1.5707963267949) translate (4.175cm 23.225cm)">
          <text:p text:style-name="P15"><text:span text:style-name="T6">TM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72" draw:text-style-name="P1" xml:id="id30" draw:id="id30" draw:layer="layout" svg:width="0.638cm" svg:height="0.629cm" svg:x="4.541cm" svg:y="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" xml:id="id31" draw:id="id31" draw:layer="layout" svg:width="3.493cm" svg:height="1.757cm" svg:x="3.114cm" svg:y="6.4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arch Pr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4.86cm" svg:y1="5.346cm" svg:x2="4.86cm" svg:y2="6.454cm" draw:start-shape="id30" draw:start-glue-point="8" draw:end-shape="id31" draw:end-glue-point="0" svg:d="M4860 5346v1108" svg:viewBox="0 0 1 1109">
          <text:p/>
        </draw:connector>
        <draw:custom-shape draw:style-name="gr74" draw:text-style-name="P3" xml:id="id33" draw:id="id33" draw:layer="layout" svg:width="3.493cm" svg:height="1.757cm" svg:x="3.114cm" svg:y="8.76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and View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" xml:id="id34" draw:id="id34" draw:layer="layout" svg:width="3.493cm" svg:height="1.757cm" svg:x="3.114cm" svg:y="11.3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&amp; Lock Validation 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" xml:id="id35" draw:id="id35" draw:layer="layout" svg:width="3.493cm" svg:height="1.757cm" svg:x="3.114cm" svg:y="13.87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Review 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6" draw:layer="layout" svg:x1="18.103cm" svg:y1="8.211cm" svg:x2="6.607cm" svg:y2="9.638cm" draw:start-shape="id32" draw:start-glue-point="2" draw:end-shape="id33" draw:end-glue-point="1" svg:d="M18103 8211v1427h-11496" svg:viewBox="0 0 11497 1428">
          <text:p/>
        </draw:connector>
        <draw:connector draw:style-name="gr59" draw:text-style-name="P6" draw:layer="layout" svg:x1="4.86cm" svg:y1="10.517cm" svg:x2="4.86cm" svg:y2="11.335cm" draw:start-shape="id33" draw:start-glue-point="2" draw:end-shape="id34" draw:end-glue-point="0" svg:d="M4860 10517v818" svg:viewBox="0 0 1 819">
          <text:p/>
        </draw:connector>
        <draw:connector draw:style-name="gr60" draw:text-style-name="P6" draw:layer="layout" draw:line-skew="-0.377cm" svg:x1="4.86cm" svg:y1="15.632cm" svg:x2="4.767cm" svg:y2="16.462cm" draw:start-shape="id35" draw:start-glue-point="2" draw:end-shape="id36" draw:end-glue-point="4" svg:d="M4860 15632v40h-93v790" svg:viewBox="0 0 94 831">
          <text:p/>
        </draw:connector>
        <draw:connector draw:style-name="gr61" draw:text-style-name="P6" draw:layer="layout" draw:type="line" svg:x1="4.86cm" svg:y1="13.092cm" svg:x2="4.86cm" svg:y2="13.875cm" draw:start-shape="id34" draw:start-glue-point="2" draw:end-shape="id35" draw:end-glue-point="0" svg:d="M4860 13092v783" svg:viewBox="0 0 1 784">
          <text:p/>
        </draw:connector>
        <draw:g draw:style-name="gr22" xml:id="id39" draw:id="id39">
          <draw:path draw:style-name="gr77" draw:text-style-name="P7" draw:layer="layout" svg:width="1.058cm" svg:height="1.058cm" svg:x="4.243cm" svg:y="25.577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78" draw:text-style-name="P7" draw:layer="layout" svg:width="0.635cm" svg:height="0.635cm" svg:x="4.454cm" svg:y="25.788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Validate Mapping </text:span></text:p>
            <text:p text:style-name="P8"><text:span text:style-name="T2">2-Dec-2023 v1.0.0</text:span></text:p>
          </draw:text-box>
        </draw:frame>
        <draw:custom-shape draw:style-name="gr79" draw:text-style-name="P10" draw:layer="layout" svg:width="12.87cm" svg:height="22.465cm" svg:x="2.417cm" svg:y="4.25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4" draw:layer="layout" svg:width="12.87cm" svg:height="0.858cm" svg:x="2.417cm" svg:y="3.394cm">
          <text:p text:style-name="P13"><text:span text:style-name="T5">Volunteer</text:span></text:p>
          <draw:enhanced-geometry svg:viewBox="0 0 21600 21600" draw:type="rectangle" draw:enhanced-path="M 0 0 L 21600 0 21600 21600 0 21600 0 0 Z N"/>
        </draw:custom-shape>
        <draw:custom-shape draw:style-name="gr81" draw:text-style-name="P10" draw:layer="layout" svg:width="5.24cm" svg:height="22.465cm" svg:x="15.287cm" svg:y="4.25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5.24cm" svg:height="0.858cm" svg:x="15.287cm" svg:y="3.394cm">
          <text:p text:style-name="P13"><text:span text:style-name="T5">System</text:span></text:p>
          <draw:enhanced-geometry svg:viewBox="0 0 21600 21600" draw:type="rectangle" draw:enhanced-path="M 0 0 L 21600 0 21600 21600 0 21600 0 0 Z N"/>
        </draw:custom-shape>
        <draw:custom-shape draw:style-name="gr83" draw:text-style-name="P3" xml:id="id32" draw:id="id32" draw:layer="layout" svg:width="3.493cm" svg:height="1.757cm" svg:x="16.357cm" svg:y="6.4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Display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6.607cm" svg:y1="7.332cm" svg:x2="16.357cm" svg:y2="7.332cm" draw:start-shape="id31" draw:start-glue-point="1" draw:end-shape="id32" draw:end-glue-point="3" svg:d="M6607 7332h9750" svg:viewBox="0 0 9751 1">
          <text:p/>
        </draw:connector>
        <draw:custom-shape draw:style-name="gr84" draw:text-style-name="P3" xml:id="id38" draw:id="id38" draw:layer="layout" svg:width="3.493cm" svg:height="1.757cm" svg:x="3.014cm" svg:y="23.1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Update Task <text:s/>to Validat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6" draw:layer="layout" svg:x1="4.767cm" svg:y1="22.52cm" svg:x2="4.76cm" svg:y2="23.19cm" draw:start-shape="id37" draw:start-glue-point="6" draw:end-shape="id38" draw:end-glue-point="0" svg:d="M4767 22520v333h-7v337" svg:viewBox="0 0 8 671">
          <text:p/>
        </draw:connector>
        <draw:connector draw:style-name="gr69" draw:text-style-name="P6" draw:layer="layout" draw:line-skew="-0.344cm" svg:x1="4.76cm" svg:y1="24.947cm" svg:x2="4.772cm" svg:y2="25.577cm" draw:start-shape="id38" draw:start-glue-point="2" draw:end-shape="id39" draw:end-glue-point="0" svg:d="M4760 24947v-20h12v650" svg:viewBox="0 0 13 651">
          <text:p/>
        </draw:connector>
        <draw:custom-shape draw:style-name="gr85" draw:text-style-name="P16" draw:layer="layout" svg:width="14.923cm" svg:height="18.775cm" draw:transform="rotate (1.5707963267949) translate (1.275cm 20.685cm)">
          <text:p text:style-name="P15"><text:span text:style-name="T6">Tasking Manager (TM)</text:span>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1.587cm" svg:height="13.335cm" draw:transform="rotate (1.5707963267949) translate (1.275cm 22.59cm)">
          <text:p text:style-name="P15"><text:span text:style-name="T6">OSM</text:span></text:p>
          <draw:enhanced-geometry svg:viewBox="0 0 21600 21600" draw:type="rectangle" draw:enhanced-path="M 0 0 L 21600 0 21600 21600 0 21600 0 0 Z N"/>
        </draw:custom-shape>
        <draw:custom-shape draw:style-name="gr87" draw:text-style-name="P16" draw:layer="layout" svg:width="2.37cm" svg:height="13.335cm" draw:transform="rotate (1.5707963267949) translate (1.275cm 25.125cm)">
          <text:p text:style-name="P15"><text:span text:style-name="T6">TM</text:span></text:p>
          <draw:enhanced-geometry svg:viewBox="0 0 21600 21600" draw:type="rectangle" draw:enhanced-path="M 0 0 L 21600 0 21600 21600 0 21600 0 0 Z N"/>
        </draw:custom-shape>
        <draw:custom-shape draw:style-name="gr88" draw:text-style-name="P17" xml:id="id36" draw:id="id36" draw:layer="layout" svg:width="1.27cm" svg:height="1.27cm" svg:x="4.132cm" svg:y="16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9" draw:text-style-name="P17" xml:id="id37" draw:id="id37" draw:layer="layout" svg:width="1.27cm" svg:height="1.27cm" svg:x="4.132cm" svg:y="21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0" draw:text-style-name="P17" xml:id="id40" draw:id="id40" draw:layer="layout" svg:width="1.27cm" svg:height="1.27cm" svg:x="4.133cm" svg:y="18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1" draw:text-style-name="P21" draw:layer="layout" svg:x1="4.767cm" svg:y1="17.732cm" svg:x2="4.768cm" svg:y2="18.863cm" draw:start-shape="id36" draw:start-glue-point="6" draw:end-shape="id40" draw:end-glue-point="4" svg:d="M4767 17732v566h1v565" svg:viewBox="0 0 2 1132">
          <text:p text:style-name="P20"><text:span text:style-name="T8">[valid] <text:s text:c="10"/></text:span></text:p>
        </draw:connector>
        <draw:connector draw:style-name="gr60" draw:text-style-name="P6" draw:layer="layout" svg:x1="4.768cm" svg:y1="20.133cm" svg:x2="4.767cm" svg:y2="21.25cm" draw:start-shape="id40" draw:start-glue-point="6" draw:end-shape="id37" draw:end-glue-point="4" svg:d="M4768 20133v560h-1v557" svg:viewBox="0 0 2 1118">
          <text:p/>
        </draw:connector>
        <draw:custom-shape draw:style-name="gr92" draw:text-style-name="P17" xml:id="id41" draw:id="id41" draw:layer="layout" svg:width="1.27cm" svg:height="1.27cm" svg:x="8.033cm" svg:y="16.4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3" xml:id="id42" draw:id="id42" draw:layer="layout" svg:width="3.493cm" svg:height="1.757cm" svg:x="11.012cm" svg:y="16.2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Reject Back to Map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" xml:id="id43" draw:id="id43" draw:layer="layout" svg:width="3.493cm" svg:height="1.757cm" svg:x="7.624cm" svg:y="18.61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Fix 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5" draw:text-style-name="P22" draw:layer="layout" draw:line-skew="0.272cm" svg:x1="5.402cm" svg:y1="17.097cm" svg:x2="8.033cm" svg:y2="17.098cm" draw:start-shape="id36" draw:start-glue-point="7" draw:end-shape="id41" draw:end-glue-point="5" svg:d="M5402 17097h1588v1h1043" svg:viewBox="0 0 2632 2">
          <text:p/>
        </draw:connector>
        <draw:connector draw:style-name="gr60" draw:text-style-name="P6" draw:layer="layout" draw:line-skew="-0.894cm" svg:x1="9.303cm" svg:y1="17.098cm" svg:x2="11.012cm" svg:y2="17.118cm" draw:start-shape="id41" draw:start-glue-point="7" draw:end-shape="id42" draw:end-glue-point="3" svg:d="M9303 17098h-41v20h1750" svg:viewBox="0 0 1751 21">
          <text:p/>
        </draw:connector>
        <draw:connector draw:style-name="gr60" draw:text-style-name="P6" draw:layer="layout" svg:x1="8.668cm" svg:y1="17.733cm" svg:x2="8.672cm" svg:y2="18.61cm" draw:start-shape="id41" draw:start-glue-point="6" draw:end-shape="id43" draw:end-glue-point="5" svg:d="M8668 17733v437h4v440" svg:viewBox="0 0 5 878">
          <text:p/>
        </draw:connector>
        <draw:connector draw:style-name="gr60" draw:text-style-name="P6" draw:layer="layout" svg:x1="12.758cm" svg:y1="17.997cm" svg:x2="5.402cm" svg:y2="21.885cm" draw:start-shape="id42" draw:start-glue-point="2" draw:end-shape="id37" draw:end-glue-point="7" svg:d="M12758 17997v3888h-7356" svg:viewBox="0 0 7357 3889">
          <text:p/>
        </draw:connector>
        <draw:frame draw:style-name="gr96" draw:text-style-name="P23" draw:layer="layout" svg:width="2.276cm" svg:height="0.645cm" svg:x="8.477cm" svg:y="17.71cm">
          <draw:text-box>
            <text:p><text:span text:style-name="T2">[want to fix]</text:span></text:p>
          </draw:text-box>
        </draw:frame>
        <draw:frame draw:style-name="gr97" draw:text-style-name="P25" draw:layer="layout" svg:width="2.293cm" svg:height="1.039cm" svg:x="8.895cm" svg:y="16.153cm">
          <draw:text-box>
            <text:p text:style-name="P24"><text:span text:style-name="T2">[don’t want </text:span></text:p>
            <text:p text:style-name="P24"><text:span text:style-name="T2">to fix]</text:span></text:p>
          </draw:text-box>
        </draw:frame>
        <draw:frame draw:style-name="gr98" draw:text-style-name="P23" draw:layer="layout" svg:width="2.001cm" svg:height="0.963cm" svg:x="5.501cm" svg:y="16.547cm">
          <draw:text-box>
            <text:p><text:span text:style-name="T2">[not valid]</text:span></text:p>
          </draw:text-box>
        </draw:frame>
        <draw:connector draw:style-name="gr60" draw:text-style-name="P6" draw:layer="layout" svg:x1="7.624cm" svg:y1="19.488cm" svg:x2="5.403cm" svg:y2="19.498cm" draw:start-shape="id43" draw:start-glue-point="3" draw:end-shape="id40" draw:end-glue-point="7" svg:d="M7624 19488h-1112v10h-1109" svg:viewBox="0 0 2222 11">
          <text:p/>
        </draw:connector>
        <draw:custom-shape draw:style-name="gr81" draw:text-style-name="P10" draw:layer="layout" svg:width="5.24cm" svg:height="22.465cm" svg:x="15.287cm" svg:y="4.25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99" draw:text-style-name="P1" xml:id="id44" draw:id="id44" draw:layer="layout" svg:width="0.638cm" svg:height="0.629cm" svg:x="7.441cm" svg:y="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3" xml:id="id45" draw:id="id45" draw:layer="layout" svg:width="3.493cm" svg:height="1.757cm" svg:x="6.014cm" svg:y="6.5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Create </text:span></text:p>
          <text:p text:style-name="P2"><text:span text:style-name="T1">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7.76cm" svg:y1="5.346cm" svg:x2="7.76cm" svg:y2="6.554cm" draw:start-shape="id44" draw:start-glue-point="8" draw:end-shape="id45" draw:end-glue-point="0" svg:d="M7760 5346v1208" svg:viewBox="0 0 1 1209">
          <text:p/>
        </draw:connector>
        <draw:custom-shape draw:style-name="gr101" draw:text-style-name="P3" xml:id="id46" draw:id="id46" draw:layer="layout" svg:width="3.493cm" svg:height="1.757cm" svg:x="6.014cm" svg:y="9.46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Provide Project 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" xml:id="id47" draw:id="id47" draw:layer="layout" svg:width="3.493cm" svg:height="1.757cm" svg:x="6.014cm" svg:y="12.4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ssign PM T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" xml:id="id48" draw:id="id48" draw:layer="layout" svg:width="3.493cm" svg:height="1.757cm" svg:x="6.014cm" svg:y="15.57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ssign Validation T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6" draw:layer="layout" svg:x1="7.76cm" svg:y1="11.217cm" svg:x2="7.76cm" svg:y2="12.435cm" draw:start-shape="id46" draw:start-glue-point="2" draw:end-shape="id47" draw:end-glue-point="0" svg:d="M7760 11217v1218" svg:viewBox="0 0 1 1219">
          <text:p/>
        </draw:connector>
        <draw:connector draw:style-name="gr60" draw:text-style-name="P6" draw:layer="layout" svg:x1="7.76cm" svg:y1="17.332cm" svg:x2="7.76cm" svg:y2="18.79cm" draw:start-shape="id48" draw:start-glue-point="2" draw:end-shape="id49" draw:end-glue-point="0" svg:d="M7760 17332v1458" svg:viewBox="0 0 1 1459">
          <text:p/>
        </draw:connector>
        <draw:connector draw:style-name="gr61" draw:text-style-name="P6" draw:layer="layout" draw:type="line" svg:x1="7.76cm" svg:y1="14.192cm" svg:x2="7.76cm" svg:y2="15.575cm" draw:start-shape="id47" draw:start-glue-point="2" draw:end-shape="id48" draw:end-glue-point="0" svg:d="M7760 14192v1383" svg:viewBox="0 0 1 1384">
          <text:p/>
        </draw:connector>
        <draw:g draw:style-name="gr22" xml:id="id50" draw:id="id50">
          <draw:path draw:style-name="gr104" draw:text-style-name="P7" draw:layer="layout" svg:width="1.058cm" svg:height="1.058cm" svg:x="7.243cm" svg:y="22.118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105" draw:text-style-name="P7" draw:layer="layout" svg:width="0.635cm" svg:height="0.635cm" svg:x="7.454cm" svg:y="22.329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Setup Project</text:span></text:p>
            <text:p text:style-name="P8"><text:span text:style-name="T2">2-Dec-2023 v1.0.0</text:span></text:p>
          </draw:text-box>
        </draw:frame>
        <draw:custom-shape draw:style-name="gr106" draw:text-style-name="P10" draw:layer="layout" svg:width="4.898cm" svg:height="19.29cm" svg:x="5.317cm" svg:y="4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4.898cm" svg:height="0.858cm" svg:x="5.317cm" svg:y="3.394cm">
          <text:p text:style-name="P13"><text:span text:style-name="T5">Organization Admin</text:span></text:p>
          <draw:enhanced-geometry svg:viewBox="0 0 21600 21600" draw:type="rectangle" draw:enhanced-path="M 0 0 L 21600 0 21600 21600 0 21600 0 0 Z N"/>
        </draw:custom-shape>
        <draw:custom-shape draw:style-name="gr107" draw:text-style-name="P3" xml:id="id49" draw:id="id49" draw:layer="layout" svg:width="3.493cm" svg:height="1.757cm" svg:x="6.014cm" svg:y="18.7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ssign Mapping T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6" draw:layer="layout" svg:x1="7.76cm" svg:y1="20.547cm" svg:x2="7.772cm" svg:y2="22.118cm" draw:start-shape="id49" draw:start-glue-point="2" draw:end-shape="id50" draw:end-glue-point="0" svg:d="M7760 20547v795h12v776" svg:viewBox="0 0 13 1572">
          <text:p/>
        </draw:connector>
        <draw:connector draw:style-name="gr60" draw:text-style-name="P6" draw:layer="layout" svg:x1="7.76cm" svg:y1="8.311cm" svg:x2="7.76cm" svg:y2="9.46cm" draw:start-shape="id45" draw:start-glue-point="2" draw:end-shape="id46" draw:end-glue-point="0" svg:d="M7760 8311v1149" svg:viewBox="0 0 1 1150">
          <text:p/>
        </draw:connector>
        <draw:g draw:style-name="gr108">
          <draw:polygon draw:style-name="gr109" draw:text-style-name="P27" draw:layer="layout" svg:width="3.192cm" svg:height="1.585cm" svg:x="12.094cm" svg:y="2.906cm" svg:viewBox="0 0 3193 1586" draw:points="3193,397 3193,1586 0,1586 0,0 2715,0">
            <text:p text:style-name="P26"><text:span text:style-name="T9">Can also be Super Admin or Member of Org’s Project Management Team</text:span></text:p>
          </draw:polygon>
          <draw:custom-shape draw:style-name="gr110" draw:text-style-name="P28" draw:layer="layout" svg:width="0.398cm" svg:height="0.33cm" svg:x="14.849cm" svg:y="2.93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 draw:style-name="gr108">
          <draw:polygon draw:style-name="gr111" draw:text-style-name="P29" draw:layer="layout" svg:width="3.192cm" svg:height="2.539cm" svg:x="13.7cm" svg:y="7.667cm" svg:viewBox="0 0 3193 2540" draw:points="3193,636 3193,2540 0,2540 0,0 2715,0">
            <text:p text:style-name="P26"><text:span text:style-name="T10">Questions</text:span></text:p>
            <text:list text:style-name="L1">
              <text:list-item>
                <text:p text:style-name="P26"><text:span text:style-name="T10">Are PM teams per Org or is there on PM team for system?</text:span></text:p>
              </text:list-item>
              <text:list-item>
                <text:p text:style-name="P26"><text:span text:style-name="T10">Are all Projects within a single Organization?</text:span></text:p>
              </text:list-item>
            </text:list>
          </draw:polygon>
          <draw:custom-shape draw:style-name="gr112" draw:text-style-name="P30" draw:layer="layout" svg:width="0.398cm" svg:height="0.527cm" svg:x="16.455cm" svg:y="7.719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113" draw:text-style-name="P6" draw:layer="layout" svg:x1="10.207cm" svg:y1="3.857cm" svg:x2="12.112cm" svg:y2="3.54cm">
          <text:p/>
        </draw:line>
      </draw:page>
      <draw:page draw:name="page6" draw:style-name="dp1" draw:master-page-name="Default">
        <draw:custom-shape draw:style-name="gr114" draw:text-style-name="P1" xml:id="id51" draw:id="id51" draw:layer="layout" svg:width="0.638cm" svg:height="0.629cm" svg:x="7.441cm" svg:y="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" xml:id="id52" draw:id="id52" draw:layer="layout" svg:width="3.493cm" svg:height="1.757cm" svg:x="6.014cm" svg:y="6.5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Create </text:span></text:p>
          <text:p text:style-name="P2"><text:span text:style-name="T1">T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7.76cm" svg:y1="5.346cm" svg:x2="7.76cm" svg:y2="6.554cm" draw:start-shape="id51" draw:start-glue-point="8" draw:end-shape="id52" draw:end-glue-point="0" svg:d="M7760 5346v1208" svg:viewBox="0 0 1 1209">
          <text:p/>
        </draw:connector>
        <draw:custom-shape draw:style-name="gr116" draw:text-style-name="P3" xml:id="id53" draw:id="id53" draw:layer="layout" svg:width="3.493cm" svg:height="1.757cm" svg:x="6.014cm" svg:y="9.46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t Team 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" xml:id="id54" draw:id="id54" draw:layer="layout" svg:width="3.493cm" svg:height="1.757cm" svg:x="6.014cm" svg:y="12.4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arch 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3" xml:id="id55" draw:id="id55" draw:layer="layout" svg:width="3.493cm" svg:height="1.757cm" svg:x="6.014cm" svg:y="15.57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dd User to T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6" draw:layer="layout" svg:x1="7.76cm" svg:y1="11.217cm" svg:x2="7.76cm" svg:y2="12.435cm" draw:start-shape="id53" draw:start-glue-point="2" draw:end-shape="id54" draw:end-glue-point="0" svg:d="M7760 11217v1218" svg:viewBox="0 0 1 1219">
          <text:p/>
        </draw:connector>
        <draw:connector draw:style-name="gr60" draw:text-style-name="P6" draw:layer="layout" svg:x1="7.76cm" svg:y1="17.332cm" svg:x2="7.772cm" svg:y2="18.618cm" draw:start-shape="id55" draw:start-glue-point="2" draw:end-shape="id56" draw:end-glue-point="0" svg:d="M7760 17332v652h12v634" svg:viewBox="0 0 13 1287">
          <text:p/>
        </draw:connector>
        <draw:connector draw:style-name="gr61" draw:text-style-name="P6" draw:layer="layout" draw:type="line" svg:x1="7.76cm" svg:y1="14.192cm" svg:x2="7.76cm" svg:y2="15.575cm" draw:start-shape="id54" draw:start-glue-point="2" draw:end-shape="id55" draw:end-glue-point="0" svg:d="M7760 14192v1383" svg:viewBox="0 0 1 1384">
          <text:p/>
        </draw:connector>
        <draw:g draw:style-name="gr22" xml:id="id56" draw:id="id56">
          <draw:path draw:style-name="gr119" draw:text-style-name="P7" draw:layer="layout" svg:width="1.058cm" svg:height="1.058cm" svg:x="7.243cm" svg:y="18.618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120" draw:text-style-name="P7" draw:layer="layout" svg:width="0.635cm" svg:height="0.635cm" svg:x="7.454cm" svg:y="18.829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Setup Teams</text:span></text:p>
            <text:p text:style-name="P8"><text:span text:style-name="T2">2-Dec-2023 v1.0.0</text:span></text:p>
          </draw:text-box>
        </draw:frame>
        <draw:custom-shape draw:style-name="gr121" draw:text-style-name="P10" draw:layer="layout" svg:width="4.898cm" svg:height="15.798cm" svg:x="5.317cm" svg:y="4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4.898cm" svg:height="0.858cm" svg:x="5.317cm" svg:y="3.394cm">
          <text:p text:style-name="P13"><text:span text:style-name="T5">Organization Admin</text:span></text:p>
          <draw:enhanced-geometry svg:viewBox="0 0 21600 21600" draw:type="rectangle" draw:enhanced-path="M 0 0 L 21600 0 21600 21600 0 21600 0 0 Z N"/>
        </draw:custom-shape>
        <draw:connector draw:style-name="gr60" draw:text-style-name="P6" draw:layer="layout" svg:x1="7.76cm" svg:y1="8.311cm" svg:x2="7.76cm" svg:y2="9.46cm" draw:start-shape="id52" draw:start-glue-point="2" draw:end-shape="id53" draw:end-glue-point="0" svg:d="M7760 8311v1149" svg:viewBox="0 0 1 1150">
          <text:p/>
        </draw:connector>
        <draw:g draw:style-name="gr108">
          <draw:polygon draw:style-name="gr122" draw:text-style-name="P27" draw:layer="layout" svg:width="2.239cm" svg:height="0.949cm" svg:x="12.412cm" svg:y="3.342cm" svg:viewBox="0 0 2240 950" draw:points="2240,238 2240,950 0,950 0,0 1904,0">
            <text:p text:style-name="P26"><text:span text:style-name="T9">Can also be Super Admin </text:span></text:p>
          </draw:polygon>
          <draw:custom-shape draw:style-name="gr123" draw:text-style-name="P28" draw:layer="layout" svg:width="0.28cm" svg:height="0.198cm" svg:x="14.344cm" svg:y="3.36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 draw:style-name="gr108">
          <draw:polygon draw:style-name="gr124" draw:text-style-name="P27" draw:layer="layout" svg:width="2.874cm" svg:height="1.269cm" svg:x="11.16cm" svg:y="9.572cm" svg:viewBox="0 0 2875 1270" draw:points="2875,318 2875,1270 0,1270 0,0 2444,0">
            <text:p text:style-name="P26"><text:span text:style-name="T9">Project Managers</text:span></text:p>
            <text:p text:style-name="P26"><text:span text:style-name="T9">Mappers</text:span></text:p>
            <text:p text:style-name="P26"><text:span text:style-name="T9">Validators</text:span></text:p>
          </draw:polygon>
          <draw:custom-shape draw:style-name="gr125" draw:text-style-name="P28" draw:layer="layout" svg:width="0.359cm" svg:height="0.265cm" svg:x="13.64cm" svg:y="9.59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113" draw:text-style-name="P6" draw:layer="layout" svg:x1="9.572cm" svg:y1="10.207cm" svg:x2="11.16cm" svg:y2="10.207cm">
          <text:p/>
        </draw:line>
        <draw:line draw:style-name="gr113" draw:text-style-name="P6" draw:layer="layout" svg:x1="10.207cm" svg:y1="3.857cm" svg:x2="12.43cm" svg:y2="3.5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11:00.397861341</meta:creation-date>
    <dc:date>2023-12-04T11:21:38.371040441</dc:date>
    <meta:editing-duration>PT2H5M11S</meta:editing-duration>
    <meta:editing-cycles>6</meta:editing-cycles>
    <meta:generator>LibreOffice/7.6.2.1$MacOSX_AARCH64 LibreOffice_project/56f7684011345957bbf33a7ee678afaf4d2ba333</meta:generator>
    <meta:print-date>2023-12-04T10:53:14.332082574</meta:print-date>
    <meta:printed-by>PDF files</meta:printed-by>
    <meta:document-statistic meta:object-count="180"/>
  </office:meta>
</office:document-meta>
</file>